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65cm" fo:min-width="1.58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179cm" fo:min-width="4.58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457cm" fo:min-width="1.914cm"/>
      <style:paragraph-properties style:writing-mode="lr-tb"/>
    </style:style>
    <style:style style:name="gr4" style:family="graphic" style:parent-style-name="objectwithoutfill">
      <style:graphic-properties draw:marker-end="Arrow" draw:marker-end-width="0.3cm" draw:fill="solid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1.735cm" fo:min-width="2.041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0.943cm" fo:min-width="2.779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2.458cm" fo:min-width="4.707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2.063cm" fo:min-width="1.864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2.457cm" fo:min-width="4.707cm"/>
      <style:paragraph-properties style:writing-mode="lr-tb"/>
    </style:style>
    <style:style style:name="gr11" style:family="graphic" style:parent-style-name="standard">
      <style:graphic-properties draw:stroke="none" draw:fill="none" fo:min-height="1.423cm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1.03cm" fo:min-width="2.22cm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2.798cm" fo:min-width="5.723cm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 fo:min-height="3.005cm" fo:min-width="1.787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solid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="none"/>
      <style:paragraph-properties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3.302cm" svg:height="1.428cm" svg:x="4.81cm" svg:y="7.414cm">
          <text:p text:style-name="P1">Select raw_materials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" draw:text-style-name="P1" xml:id="id1" draw:id="id1" draw:layer="layout" svg:width="5.08cm" svg:height="1.429cm" svg:x="12.049cm" svg:y="4.08cm">
          <text:p text:style-name="P1">Calculations</text:p>
          <draw:enhanced-geometry svg:viewBox="0 0 21600 21600" draw:type="rectangle" draw:enhanced-path="M 0 0 L 21600 0 21600 21600 0 21600 0 0 Z N"/>
        </draw:custom-shape>
        <draw:custom-shape draw:style-name="gr3" draw:text-style-name="P1" xml:id="id3" draw:id="id3" draw:layer="layout" svg:width="2.413cm" svg:height="2.731cm" svg:x="21.193cm" svg:y="3.159cm">
          <text:p text:style-name="P1">Raw_materials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4" draw:text-style-name="P2" draw:layer="layout" svg:x1="12.049cm" svg:y1="4.794cm" svg:x2="6.874cm" svg:y2="7.414cm" draw:start-shape="id1" draw:start-glue-point="3" draw:end-shape="id2" draw:end-glue-point="4" svg:d="M12049 4794h-5175v2620" svg:viewBox="0 0 5176 2621">
          <text:p/>
        </draw:connector>
        <draw:connector draw:style-name="gr4" draw:text-style-name="P2" draw:layer="layout" svg:x1="21.193cm" svg:y1="4.525cm" svg:x2="17.129cm" svg:y2="4.794cm" draw:start-shape="id3" draw:start-glue-point="6" draw:end-shape="id1" draw:end-glue-point="1" svg:d="M21193 4525h-2449v269h-1615" svg:viewBox="0 0 4065 270">
          <text:p/>
        </draw:connector>
        <draw:custom-shape draw:style-name="gr2" draw:text-style-name="P1" xml:id="id4" draw:id="id4" draw:layer="layout" svg:width="5.08cm" svg:height="1.429cm" svg:x="12.049cm" svg:y="7.509cm">
          <text:p text:style-name="P1">Calculations</text:p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11.938cm" svg:height="1.673cm" svg:x="8.493cm" svg:y="1.508cm">
          <draw:text-box>
            <text:p>CREATE <text:s/>A RAW_MATERIAL_SALE</text:p>
          </draw:text-box>
        </draw:frame>
        <draw:custom-shape draw:style-name="gr6" draw:text-style-name="P1" xml:id="id5" draw:id="id5" draw:layer="layout" svg:width="2.54cm" svg:height="3.175cm" svg:x="21.243cm" svg:y="7.477cm">
          <text:p text:style-name="P1">raw_material sales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4" draw:text-style-name="P2" draw:layer="layout" svg:x1="7.7cm" svg:y1="8.128cm" svg:x2="12.049cm" svg:y2="8.223cm" draw:start-shape="id2" draw:start-glue-point="6" draw:end-shape="id4" draw:end-glue-point="3" svg:d="M7700 8128h3019v95h1330" svg:viewBox="0 0 4350 96">
          <text:p/>
        </draw:connector>
        <draw:connector draw:style-name="gr4" draw:text-style-name="P2" draw:layer="layout" svg:x1="17.129cm" svg:y1="8.223cm" svg:x2="21.243cm" svg:y2="9.065cm" draw:start-shape="id4" draw:start-glue-point="1" draw:end-shape="id5" draw:end-glue-point="6" svg:d="M17129 8223h1394v842h2720" svg:viewBox="0 0 4115 843">
          <text:p/>
        </draw:connector>
        <draw:frame draw:style-name="gr5" draw:text-style-name="P3" draw:layer="layout" svg:width="11.684cm" svg:height="1.673cm" svg:x="8.493cm" svg:y="10.398cm">
          <draw:text-box>
            <text:p>RETRIEVE <text:s/>A <text:s/>RAW_MATERIAL SALE</text:p>
          </draw:text-box>
        </draw:frame>
        <draw:custom-shape draw:style-name="gr7" draw:text-style-name="P1" xml:id="id8" draw:id="id8" draw:layer="layout" svg:width="5.207cm" svg:height="1.895cm" svg:x="4.987cm" svg:y="12.373cm">
          <text:p text:style-name="P1">Selection of raw_material_sales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" draw:text-style-name="P1" xml:id="id9" draw:id="id9" draw:layer="layout" svg:width="5.207cm" svg:height="2.708cm" svg:x="12.48cm" svg:y="12.102cm">
          <text:p text:style-name="P1">Interpretatio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" xml:id="id6" draw:id="id6" draw:layer="layout" svg:width="2.363cm" svg:height="3.7cm" svg:x="21.497cm" svg:y="11.922cm">
          <text:p text:style-name="P1">raw_material_sales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0" draw:text-style-name="P1" xml:id="id7" draw:id="id7" draw:layer="layout" svg:width="5.207cm" svg:height="2.707cm" svg:x="12.48cm" svg:y="16.073cm">
          <text:p text:style-name="P1">Sorting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2" draw:layer="layout" svg:x1="22.679cm" svg:y1="15.622cm" svg:x2="17.687cm" svg:y2="17.426cm" draw:start-shape="id6" draw:start-glue-point="7" draw:end-shape="id7" draw:end-glue-point="1" svg:d="M22679 15622v1804h-4992" svg:viewBox="0 0 4993 1805">
          <text:p/>
        </draw:connector>
        <draw:custom-shape draw:style-name="gr7" draw:text-style-name="P1" xml:id="id10" draw:id="id10" draw:layer="layout" svg:width="5.207cm" svg:height="1.895cm" svg:x="4.987cm" svg:y="16.344cm">
          <text:p text:style-name="P1">Output raw_material_sales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4" draw:text-style-name="P2" draw:layer="layout" svg:x1="9.544cm" svg:y1="13.321cm" svg:x2="12.48cm" svg:y2="13.456cm" draw:start-shape="id8" draw:start-glue-point="6" draw:end-shape="id9" draw:end-glue-point="3" svg:d="M9544 13321h2724v135h212" svg:viewBox="0 0 2937 136">
          <text:p/>
        </draw:connector>
        <draw:connector draw:style-name="gr4" draw:text-style-name="P2" draw:layer="layout" svg:x1="12.48cm" svg:y1="17.426cm" svg:x2="9.544cm" svg:y2="17.292cm" draw:start-shape="id7" draw:start-glue-point="3" draw:end-shape="id10" draw:end-glue-point="6" svg:d="M12480 17426h-566v-134h-2370" svg:viewBox="0 0 2937 135">
          <text:p/>
        </draw:connector>
        <draw:connector draw:style-name="gr4" draw:text-style-name="P2" draw:layer="layout" svg:x1="17.687cm" svg:y1="13.456cm" svg:x2="21.497cm" svg:y2="13.772cm" draw:start-shape="id9" draw:start-glue-point="1" draw:end-shape="id6" draw:end-glue-point="6" svg:d="M17687 13456h1153v316h2657" svg:viewBox="0 0 3811 317">
          <text:p/>
        </draw:connector>
      </draw:page>
      <draw:page draw:name="page2" draw:style-name="dp1" draw:master-page-name="Default">
        <draw:frame draw:style-name="gr11" draw:text-style-name="P4" draw:layer="layout" svg:width="9.525cm" svg:height="1.673cm" svg:x="10.398cm" svg:y="1.762cm">
          <draw:text-box>
            <text:p>Update a raw_material_sale</text:p>
          </draw:text-box>
        </draw:frame>
        <draw:custom-shape draw:style-name="gr12" draw:text-style-name="P1" xml:id="id11" draw:id="id11" draw:layer="layout" svg:width="4.318cm" svg:height="2.032cm" svg:x="5.572cm" svg:y="5.191cm">
          <text:p text:style-name="P1">Edit output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3" draw:text-style-name="P1" xml:id="id12" draw:id="id12" draw:layer="layout" svg:width="6.223cm" svg:height="3.048cm" svg:x="11.668cm" svg:y="4.81cm">
          <text:p text:style-name="P1">Validation </text:p>
          <draw:enhanced-geometry svg:viewBox="0 0 21600 21600" draw:type="rectangle" draw:enhanced-path="M 0 0 L 21600 0 21600 21600 0 21600 0 0 Z N"/>
        </draw:custom-shape>
        <draw:custom-shape draw:style-name="gr14" draw:text-style-name="P1" xml:id="id13" draw:id="id13" draw:layer="layout" svg:width="2.286cm" svg:height="5.207cm" svg:x="21.193cm" svg:y="4.048cm">
          <text:p text:style-name="P1">raw_material_sales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4" draw:text-style-name="P2" draw:layer="layout" draw:type="line" svg:x1="9.351cm" svg:y1="6.207cm" svg:x2="11.668cm" svg:y2="6.334cm" draw:start-shape="id11" draw:start-glue-point="6" draw:end-shape="id12" draw:end-glue-point="3" svg:d="M9351 6207l2317 127" svg:viewBox="0 0 2318 128">
          <text:p/>
        </draw:connector>
        <draw:connector draw:style-name="gr4" draw:text-style-name="P2" draw:layer="layout" draw:type="line" svg:x1="17.891cm" svg:y1="6.334cm" svg:x2="21.193cm" svg:y2="6.652cm" draw:start-shape="id12" draw:start-glue-point="1" draw:end-shape="id13" draw:end-glue-point="6" svg:d="M17891 6334l3302 318" svg:viewBox="0 0 3303 319">
          <text:p/>
        </draw:connector>
        <draw:frame draw:style-name="gr11" draw:text-style-name="P4" draw:layer="layout" svg:width="8.842cm" svg:height="1.673cm" svg:x="10.573cm" svg:y="11.541cm">
          <draw:text-box>
            <text:p>Delete a raw_material_sale</text:p>
          </draw:text-box>
        </draw:frame>
        <draw:custom-shape draw:style-name="gr12" draw:text-style-name="P1" xml:id="id14" draw:id="id14" draw:layer="layout" svg:width="4.318cm" svg:height="2.032cm" svg:x="5.318cm" svg:y="15.351cm">
          <text:p text:style-name="P1">Select raw_material_sales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3" draw:text-style-name="P1" xml:id="id15" draw:id="id15" draw:layer="layout" svg:width="6.223cm" svg:height="3.048cm" svg:x="11.414cm" svg:y="14.97cm">
          <text:p text:style-name="P1">Search </text:p>
          <draw:enhanced-geometry svg:viewBox="0 0 21600 21600" draw:type="rectangle" draw:enhanced-path="M 0 0 L 21600 0 21600 21600 0 21600 0 0 Z N"/>
        </draw:custom-shape>
        <draw:custom-shape draw:style-name="gr14" draw:text-style-name="P1" xml:id="id16" draw:id="id16" draw:layer="layout" svg:width="2.286cm" svg:height="5.207cm" svg:x="20.939cm" svg:y="14.208cm">
          <text:p text:style-name="P1">raw_material_sales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4" draw:text-style-name="P2" draw:layer="layout" draw:type="line" svg:x1="9.097cm" svg:y1="16.367cm" svg:x2="11.414cm" svg:y2="16.494cm" draw:start-shape="id14" draw:start-glue-point="6" draw:end-shape="id15" draw:end-glue-point="3" svg:d="M9097 16367l2317 127" svg:viewBox="0 0 2318 128">
          <text:p/>
        </draw:connector>
        <draw:connector draw:style-name="gr4" draw:text-style-name="P2" draw:layer="layout" draw:type="line" svg:x1="17.637cm" svg:y1="16.494cm" svg:x2="20.939cm" svg:y2="16.812cm" draw:start-shape="id15" draw:start-glue-point="1" draw:end-shape="id16" draw:end-glue-point="6" svg:d="M17637 16494l3302 318" svg:viewBox="0 0 3303 319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29T11:56:36.739094907</meta:creation-date>
    <dc:date>2021-07-29T12:23:28.643102697</dc:date>
    <meta:editing-duration>PT19M4S</meta:editing-duration>
    <meta:editing-cycles>3</meta:editing-cycles>
    <meta:generator>LibreOffice/6.4.7.2$Linux_X86_64 LibreOffice_project/40$Build-2</meta:generator>
    <meta:document-statistic meta:object-count="32"/>
  </office:meta>
</office:document-meta>
</file>